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8ad2"/>
    </style:style>
    <style:style style:name="P2" style:family="paragraph" style:parent-style-name="Standard">
      <style:text-properties fo:font-weight="bold" fo:background-color="transparent" style:font-weight-asian="bold" style:font-weight-complex="bold"/>
    </style:style>
    <style:style style:name="P3" style:family="paragraph" style:parent-style-name="Standard">
      <style:text-properties fo:font-weight="bold" officeooo:paragraph-rsid="00138ad2" fo:background-color="transparent" style:font-weight-asian="bold" style:font-weight-complex="bold"/>
    </style:style>
    <style:style style:name="P4" style:family="paragraph" style:parent-style-name="Standard">
      <style:text-properties fo:font-weight="bold" officeooo:paragraph-rsid="00138ad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14fa20" style:font-weight-asian="bold" style:font-weight-complex="bold"/>
    </style:style>
    <style:style style:name="P7" style:family="paragraph" style:parent-style-name="Standard">
      <style:text-properties fo:font-weight="bold" officeooo:paragraph-rsid="0016b70e" style:font-weight-asian="bold" style:font-weight-complex="bold"/>
    </style:style>
    <style:style style:name="P8" style:family="paragraph" style:parent-style-name="Standard">
      <style:text-properties fo:font-weight="bold" officeooo:paragraph-rsid="00195b1f" style:font-weight-asian="bold" style:font-weight-complex="bold"/>
    </style:style>
    <style:style style:name="P9" style:family="paragraph" style:parent-style-name="Standard">
      <style:text-properties fo:font-weight="bold" officeooo:paragraph-rsid="001b0a40" style:font-weight-asian="bold" style:font-weight-complex="bold"/>
    </style:style>
    <style:style style:name="P10" style:family="paragraph" style:parent-style-name="Standard">
      <style:text-properties officeooo:paragraph-rsid="0014fa20"/>
    </style:style>
    <style:style style:name="P11" style:family="paragraph" style:parent-style-name="Standard">
      <style:text-properties officeooo:paragraph-rsid="0016b70e"/>
    </style:style>
    <style:style style:name="P12" style:family="paragraph" style:parent-style-name="Standard">
      <style:text-properties officeooo:paragraph-rsid="00176695"/>
    </style:style>
    <style:style style:name="P13" style:family="paragraph" style:parent-style-name="Standard">
      <style:text-properties officeooo:paragraph-rsid="00195b1f"/>
    </style:style>
    <style:style style:name="P14" style:family="paragraph" style:parent-style-name="Standard">
      <style:text-properties officeooo:paragraph-rsid="001b0a40"/>
    </style:style>
    <style:style style:name="P15" style:family="paragraph" style:parent-style-name="Standard">
      <style:text-properties officeooo:rsid="001d8bd4" officeooo:paragraph-rsid="001d8bd4"/>
    </style:style>
    <style:style style:name="P16" style:family="paragraph" style:parent-style-name="Text_20_body">
      <style:text-properties officeooo:paragraph-rsid="001d8bd4"/>
    </style:style>
    <style:style style:name="P17" style:family="paragraph" style:parent-style-name="Text_20_body">
      <style:text-properties officeooo:paragraph-rsid="001d8bd4" fo:background-color="#ffff00"/>
    </style:style>
    <style:style style:name="P18" style:family="paragraph" style:parent-style-name="Text_20_body">
      <style:text-properties officeooo:paragraph-rsid="001d8bd4" fo:background-color="#81d41a"/>
    </style:style>
    <style:style style:name="P19" style:family="paragraph" style:parent-style-name="Text_20_body">
      <style:text-properties officeooo:paragraph-rsid="001d8bd4" fo:background-color="#55308d"/>
    </style:style>
    <style:style style:name="P20" style:family="paragraph" style:parent-style-name="Text_20_body">
      <style:text-properties officeooo:paragraph-rsid="001d8bd4" fo:background-color="#ffbf00"/>
    </style:style>
    <style:style style:name="P21" style:family="paragraph" style:parent-style-name="Text_20_body">
      <style:text-properties officeooo:paragraph-rsid="001d8bd4" fo:background-color="#ff8000"/>
    </style:style>
    <style:style style:name="P22" style:family="paragraph" style:parent-style-name="Text_20_body">
      <style:text-properties officeooo:paragraph-rsid="001d8bd4" fo:background-color="#ff4000"/>
    </style:style>
    <style:style style:name="P23" style:family="paragraph" style:parent-style-name="Text_20_body">
      <style:text-properties officeooo:paragraph-rsid="001d8bd4" fo:background-color="#800080"/>
    </style:style>
    <style:style style:name="P24" style:family="paragraph" style:parent-style-name="Text_20_body">
      <style:text-properties officeooo:paragraph-rsid="001d8bd4" fo:background-color="#158466"/>
    </style:style>
    <style:style style:name="P25" style:family="paragraph" style:parent-style-name="Text_20_body">
      <style:text-properties officeooo:paragraph-rsid="001d8bd4" fo:background-color="#2a6099"/>
    </style:style>
    <style:style style:name="P26" style:family="paragraph" style:parent-style-name="Text_20_body">
      <style:text-properties officeooo:paragraph-rsid="001d8bd4" fo:background-color="#bf0041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bf00" loext:char-shading-value="0"/>
    </style:style>
    <style:style style:name="T3" style:family="text">
      <style:text-properties fo:background-color="#ff8000" loext:char-shading-value="0"/>
    </style:style>
    <style:style style:name="T4" style:family="text">
      <style:text-properties fo:background-color="#ff4000" loext:char-shading-value="0"/>
    </style:style>
    <style:style style:name="T5" style:family="text">
      <style:text-properties fo:background-color="#bf0041" loext:char-shading-value="0"/>
    </style:style>
    <style:style style:name="T6" style:family="text">
      <style:text-properties fo:background-color="#800080" loext:char-shading-value="0"/>
    </style:style>
    <style:style style:name="T7" style:family="text">
      <style:text-properties fo:background-color="#55308d" loext:char-shading-value="0"/>
    </style:style>
    <style:style style:name="T8" style:family="text">
      <style:text-properties fo:background-color="#2a6099" loext:char-shading-value="0"/>
    </style:style>
    <style:style style:name="T9" style:family="text">
      <style:text-properties fo:background-color="#158466" loext:char-shading-value="0"/>
    </style:style>
    <style:style style:name="T10" style:family="text">
      <style:text-properties fo:background-color="#81d41a" loext:char-shading-value="0"/>
    </style:style>
    <style:style style:name="T11" style:family="text">
      <style:text-properties fo:font-variant="normal" fo:text-transform="none" fo:color="#d4d4d4" loext:opacity="100%" style:font-name="Droid Sans Mono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engths (ordered):</text:p>
      <text:p text:style-name="P17">29fd6fb8-0f2f-4aa2-aa1a-c367f327acb6: 255,522</text:p>
      <text:p text:style-name="P22">8edd07ab-777f-4784-ab0b-c268772d3113: 207,479</text:p>
      <text:p text:style-name="P18">83e5572b-b883-4c88-a500-777144d48134: 195,519</text:p>
      <text:p text:style-name="P20">68b93e56-74fa-431b-9f40-a214a8bfc0b8: 192,519</text:p>
      <text:p text:style-name="P21">7f7dfe85-7276-4a9d-ad84-2fa6dfa67635: 165,199</text:p>
      <text:p text:style-name="P19">edd987c6-0a3f-4214-a630-a1883b4f0f1a: 140,733</text:p>
      <text:p text:style-name="P23">93ab5242-dab6-4609-b82c-04746416b6f1: 113,824</text:p>
      <text:p text:style-name="P24">f5e994e9-38a1-4079-adb5-bdacf43e0a17: 110,049</text:p>
      <text:p text:style-name="P25">b61cb37c-ea80-4011-ac7a-6c853fd73eb6: 107,332</text:p>
      <text:p text:style-name="P26">9ee3897c-2329-4fc6-9ef3-d8eb97cd4919: 98,700</text:p>
      <text:p text:style-name="P16"/>
      <text:p text:style-name="Standard"/>
      <text:p text:style-name="Standard">{</text:p>
      <text:p text:style-name="Standard"><text:s text:c="2"/>"<text:span text:style-name="T1">29fd6fb8-0f2f-4aa2-aa1a-c367f327acb6</text:span>": {</text:p>
      <text:p text:style-name="P1">"<text:span text:style-name="T10">83e5572b-b883-4c88-a500-777144d48134</text:span>": 1542.2011734116822,</text:p>
      <text:p text:style-name="P1">"<text:span text:style-name="T7">edd987c6-0a3f-4214-a630-a1883b4f0f1a</text:span>": 1595.6501929219812,</text:p>
      <text:p text:style-name="Standard">"<text:span text:style-name="T2">68b93e56-74fa-431b-9f40-a214a8bfc0b8</text:span>": 1601.9810562785715,</text:p>
      <text:p text:style-name="Standard">"<text:span text:style-name="T3">7f7dfe85-7276-4a9d-ad84-2fa6dfa67635</text:span>": 1604.5851101297885,</text:p>
      <text:p text:style-name="P1">"<text:span text:style-name="T6">93ab5242-dab6-4609-b82c-04746416b6f1</text:span>": 1624.2929458208382,</text:p>
      <text:p text:style-name="Standard">"<text:span text:style-name="T4">8edd07ab-777f-4784-ab0b-c268772d3113</text:span>": 1624.5345274955034, <text:s text:c="2"/></text:p>
      <text:p text:style-name="P1">"<text:span text:style-name="T9">f5e994e9-38a1-4079-adb5-bdacf43e0a17</text:span>": 1686.2054333332926,</text:p>
      <text:p text:style-name="P2">"<text:span text:style-name="T5">9ee3897c-2329-4fc6-9ef3-d8eb97cd4919</text:span>": 1800.2152129337192,</text:p>
      <text:p text:style-name="Standard">"<text:span text:style-name="T8">b61cb37c-ea80-4011-ac7a-6c853fd73eb6</text:span>": 1954.823290700093,</text:p>
      <text:p text:style-name="Standard"><text:s text:c="2"/>},</text:p>
      <text:p text:style-name="Standard"/>
      <text:p text:style-name="Standard"/>
      <text:p text:style-name="Standard"><text:s text:c="2"/>"<text:span text:style-name="T2">68b93e56-74fa-431b-9f40-a214a8bfc0b8</text:span>": {</text:p>
      <text:p text:style-name="P1">"<text:span text:style-name="T4">8edd07ab-777f-4784-ab0b-c268772d3113</text:span>": 1270.6257701534778,</text:p>
      <text:p text:style-name="Standard">"<text:span text:style-name="T1">29fd6fb8-0f2f-4aa2-aa1a-c367f327acb6</text:span>": 1355.5003873798996,</text:p>
      <text:p text:style-name="P1">"<text:span text:style-name="T6">93ab5242-dab6-4609-b82c-04746416b6f1</text:span>": 1419.9933711402118,</text:p>
      <text:p text:style-name="P1">"<text:span text:style-name="T10">83e5572b-b883-4c88-a500-777144d48134</text:span>": 1496.0744579602033,</text:p>
      <text:p text:style-name="P1">"<text:span text:style-name="T7">edd987c6-0a3f-4214-a630-a1883b4f0f1a</text:span>": 1516.9581115581095,</text:p>
      <text:p text:style-name="P3">"<text:span text:style-name="T8">b61cb37c-ea80-4011-ac7a-6c853fd73eb6</text:span>": 1530.8743888176978,</text:p>
      <text:p text:style-name="P1">"<text:span text:style-name="T9">f5e994e9-38a1-4079-adb5-bdacf43e0a17</text:span>": 1560.7624246627092,</text:p>
      <text:p text:style-name="Standard">"<text:span text:style-name="T3">7f7dfe85-7276-4a9d-ad84-2fa6dfa67635</text:span>": 1693.9958548471332,</text:p>
      <text:p text:style-name="Standard">"<text:span text:style-name="T5">9ee3897c-2329-4fc6-9ef3-d8eb97cd4919</text:span>": 1913.248169157654, </text:p>
      <text:p text:style-name="Standard"><text:s text:c="2"/>},</text:p>
      <text:p text:style-name="Standard"/>
      <text:p text:style-name="Standard"/>
      <text:p text:style-name="Standard"><text:s text:c="2"/>"<text:span text:style-name="T3">7f7dfe85-7276-4a9d-ad84-2fa6dfa67635</text:span>": {</text:p>
      <text:p text:style-name="Standard">"<text:span text:style-name="T1">29fd6fb8-0f2f-4aa2-aa1a-c367f327acb6</text:span>": 841.5959607008845,</text:p>
      <text:p text:style-name="P1">"<text:span text:style-name="T10">83e5572b-b883-4c88-a500-777144d48134</text:span>": 898.8673172295094,</text:p>
      <text:p text:style-name="P4">"<text:span text:style-name="T7">edd987c6-0a3f-4214-a630-a1883b4f0f1a</text:span>": 947.5494106393307,</text:p>
      <text:p text:style-name="P1">"<text:span text:style-name="T5">9ee3897c-2329-4fc6-9ef3-d8eb97cd4919</text:span>": 965.8882238101214,</text:p>
      <text:p text:style-name="Standard"><text:soft-page-break/>"<text:span text:style-name="T2">68b93e56-74fa-431b-9f40-a214a8bfc0b8</text:span>": 994.416988203302,</text:p>
      <text:p text:style-name="P1">"<text:span text:style-name="T6">93ab5242-dab6-4609-b82c-04746416b6f1</text:span>": 1002.0531793553382,</text:p>
      <text:p text:style-name="P1">"<text:span text:style-name="T9">f5e994e9-38a1-4079-adb5-bdacf43e0a17</text:span>": 1005.91188932769,</text:p>
      <text:p text:style-name="Standard">"<text:span text:style-name="T4">8edd07ab-777f-4784-ab0b-c268772d3113</text:span>": 1039.3188949646428,</text:p>
      <text:p text:style-name="Standard">"<text:span text:style-name="T8">b61cb37c-ea80-4011-ac7a-6c853fd73eb6</text:span>": 1199.2540530059487,</text:p>
      <text:p text:style-name="Standard"><text:s text:c="2"/>},</text:p>
      <text:p text:style-name="Standard"/>
      <text:p text:style-name="Standard"/>
      <text:p text:style-name="Standard"><text:s text:c="2"/>"<text:span text:style-name="T10">83e5572b-b883-4c88-a500-777144d48134</text:span>": {</text:p>
      <text:p text:style-name="Standard">"<text:span text:style-name="T1">29fd6fb8-0f2f-4aa2-aa1a-c367f327acb6</text:span>": 1149.4986155182123,</text:p>
      <text:p text:style-name="Standard">"<text:span text:style-name="T2">68b93e56-74fa-431b-9f40-a214a8bfc0b8</text:span>": 1235.4698177017272,</text:p>
      <text:p text:style-name="Standard">"<text:span text:style-name="T3">7f7dfe85-7276-4a9d-ad84-2fa6dfa67635</text:span>": 1242.7849483843893,</text:p>
      <text:p text:style-name="Standard">"<text:span text:style-name="T4">8edd07ab-777f-4784-ab0b-c268772d3113</text:span>": 1245.4290122287348,</text:p>
      <text:p text:style-name="P10">"<text:span text:style-name="T5">9ee3897c-2329-4fc6-9ef3-d8eb97cd4919</text:span>": 1303.736716184765,</text:p>
      <text:p text:style-name="Standard">"<text:span text:style-name="T6">93ab5242-dab6-4609-b82c-04746416b6f1</text:span>": 1306.8262397442013,</text:p>
      <text:p text:style-name="P10">"<text:span text:style-name="T7">edd987c6-0a3f-4214-a630-a1883b4f0f1a</text:span>": 1309.5746436230838,</text:p>
      <text:p text:style-name="Standard">"<text:span text:style-name="T8">b61cb37c-ea80-4011-ac7a-6c853fd73eb6</text:span>": 1386.999851854518,</text:p>
      <text:p text:style-name="P5">"<text:span text:style-name="T9">f5e994e9-38a1-4079-adb5-bdacf43e0a17</text:span>": 1406.491567036137,</text:p>
      <text:p text:style-name="Standard"><text:s text:c="2"/>},</text:p>
      <text:p text:style-name="Standard"/>
      <text:p text:style-name="Standard"/>
      <text:p text:style-name="Standard"><text:s text:c="2"/>"<text:span text:style-name="T4">8edd07ab-777f-4784-ab0b-c268772d3113</text:span>": {</text:p>
      <text:p text:style-name="P10">"<text:span text:style-name="T2">68b93e56-74fa-431b-9f40-a214a8bfc0b8</text:span>": 1350.6949507463723,</text:p>
      <text:p text:style-name="Standard">"<text:span text:style-name="T1">29fd6fb8-0f2f-4aa2-aa1a-c367f327acb6</text:span>": 1412.3402551673353,</text:p>
      <text:p text:style-name="P6">"<text:span text:style-name="T6">93ab5242-dab6-4609-b82c-04746416b6f1</text:span>": 1522.2229403611273,</text:p>
      <text:p text:style-name="P10">"<text:span text:style-name="T10">83e5572b-b883-4c88-a500-777144d48134</text:span>": 1540.8413601471111,</text:p>
      <text:p text:style-name="P10">"<text:span text:style-name="T7">edd987c6-0a3f-4214-a630-a1883b4f0f1a</text:span>": 1578.2105190111324,</text:p>
      <text:p text:style-name="P10">"<text:span text:style-name="T8">b61cb37c-ea80-4011-ac7a-6c853fd73eb6</text:span>": 1641.0518760364503,</text:p>
      <text:p text:style-name="P10">"<text:span text:style-name="T9">f5e994e9-38a1-4079-adb5-bdacf43e0a17</text:span>": 1680.480070706457,</text:p>
      <text:p text:style-name="P10">"<text:span text:style-name="T3">7f7dfe85-7276-4a9d-ad84-2fa6dfa67635</text:span>": 1822.4411764638498,</text:p>
      <text:p text:style-name="P10">"<text:span text:style-name="T5">9ee3897c-2329-4fc6-9ef3-d8eb97cd4919</text:span>": 1971.9064910952002,</text:p>
      <text:p text:style-name="Standard"><text:s text:c="2"/>},</text:p>
      <text:p text:style-name="Standard"/>
      <text:p text:style-name="Standard"/>
      <text:p text:style-name="Standard"><text:s text:c="2"/>"<text:span text:style-name="T6">93ab5242-dab6-4609-b82c-04746416b6f1</text:span>": {</text:p>
      <text:p text:style-name="Standard">"<text:span text:style-name="T1">29fd6fb8-0f2f-4aa2-aa1a-c367f327acb6</text:span>": 690.1554459445179,</text:p>
      <text:p text:style-name="Standard">"<text:span text:style-name="T2">68b93e56-74fa-431b-9f40-a214a8bfc0b8</text:span>": 744.6414515301585,</text:p>
      <text:p text:style-name="P11">"<text:span text:style-name="T10">83e5572b-b883-4c88-a500-777144d48134</text:span>": 751.8511747512966,</text:p>
      <text:p text:style-name="P7">"<text:span text:style-name="T4">8edd07ab-777f-4784-ab0b-c268772d3113</text:span>": 762.0213184598833,</text:p>
      <text:p text:style-name="P11">"<text:span text:style-name="T7">edd987c6-0a3f-4214-a630-a1883b4f0f1a</text:span>": 797.1020725183189,</text:p>
      <text:p text:style-name="Standard">"<text:span text:style-name="T3">7f7dfe85-7276-4a9d-ad84-2fa6dfa67635</text:span>": 828.7203541491181,</text:p>
      <text:p text:style-name="P11">"<text:span text:style-name="T9">f5e994e9-38a1-4079-adb5-bdacf43e0a17</text:span>": 831.26646271348,</text:p>
      <text:p text:style-name="P11">"<text:span text:style-name="T8">b61cb37c-ea80-4011-ac7a-6c853fd73eb6</text:span>": 899.9850331675261,</text:p>
      <text:p text:style-name="P11">"<text:span text:style-name="T5">9ee3897c-2329-4fc6-9ef3-d8eb97cd4919</text:span>": 906.0911427009851,</text:p>
      <text:p text:style-name="Standard"><text:s text:c="2"/>},</text:p>
      <text:p text:style-name="Standard"/>
      <text:p text:style-name="Standard"/>
      <text:p text:style-name="Standard"><text:s text:c="2"/>"<text:span text:style-name="T5">9ee3897c-2329-4fc6-9ef3-d8eb97cd4919</text:span>": {</text:p>
      <text:p text:style-name="P5">"<text:span text:style-name="T1">29fd6fb8-0f2f-4aa2-aa1a-c367f327acb6</text:span>": 569.5360672473907,</text:p>
      <text:p text:style-name="P12">"<text:span text:style-name="T10">83e5572b-b883-4c88-a500-777144d48134</text:span>": 572.9264311157167,</text:p>
      <text:p text:style-name="P12">"<text:span text:style-name="T3">7f7dfe85-7276-4a9d-ad84-2fa6dfa67635</text:span>": 588.9220488648862,</text:p>
      <text:p text:style-name="Standard">"<text:span text:style-name="T2">68b93e56-74fa-431b-9f40-a214a8bfc0b8</text:span>": 634.1912811771035,</text:p>
      <text:p text:style-name="P12"><text:soft-page-break/>"<text:span text:style-name="T4">8edd07ab-777f-4784-ab0b-c268772d3113</text:span>": 649.2815873641521,</text:p>
      <text:p text:style-name="P12">"<text:span text:style-name="T6">93ab5242-dab6-4609-b82c-04746416b6f1</text:span>": 659.1028468664736,</text:p>
      <text:p text:style-name="P12">"<text:span text:style-name="T7">edd987c6-0a3f-4214-a630-a1883b4f0f1a</text:span>": 663.7105698157102,</text:p>
      <text:p text:style-name="Standard">"<text:span text:style-name="T8">b61cb37c-ea80-4011-ac7a-6c853fd73eb6</text:span>": 710.8547228202224,</text:p>
      <text:p text:style-name="Standard">"<text:span text:style-name="T9">f5e994e9-38a1-4079-adb5-bdacf43e0a17</text:span>": 715.5668778717518,</text:p>
      <text:p text:style-name="Standard"><text:s text:c="2"/>},</text:p>
      <text:p text:style-name="Standard"/>
      <text:p text:style-name="Standard"/>
      <text:p text:style-name="Standard"><text:s text:c="2"/>"<text:span text:style-name="T8">b61cb37c-ea80-4011-ac7a-6c853fd73eb6</text:span>": {</text:p>
      <text:p text:style-name="P13">"<text:span text:style-name="T10">83e5572b-b883-4c88-a500-777144d48134</text:span>": 763.5684175733477,</text:p>
      <text:p text:style-name="P8">"<text:span text:style-name="T2">68b93e56-74fa-431b-9f40-a214a8bfc0b8</text:span>": 763.9367228187621,</text:p>
      <text:p text:style-name="P13">"<text:span text:style-name="T4">8edd07ab-777f-4784-ab0b-c268772d3113</text:span>": 770.3743474017829,</text:p>
      <text:p text:style-name="Standard">"<text:span text:style-name="T1">29fd6fb8-0f2f-4aa2-aa1a-c367f327acb6</text:span>": 797.7895765285939,</text:p>
      <text:p text:style-name="P13">"<text:span text:style-name="T6">93ab5242-dab6-4609-b82c-04746416b6f1</text:span>": 866.5179415810853,</text:p>
      <text:p text:style-name="P13">"<text:span text:style-name="T5">9ee3897c-2329-4fc6-9ef3-d8eb97cd4919</text:span>": 918.4466531053185,</text:p>
      <text:p text:style-name="P13">"<text:span text:style-name="T7">edd987c6-0a3f-4214-a630-a1883b4f0f1a</text:span>": 944.5081852804869,</text:p>
      <text:p text:style-name="Standard">"<text:span text:style-name="T3">7f7dfe85-7276-4a9d-ad84-2fa6dfa67635</text:span>": 946.194915285334,</text:p>
      <text:p text:style-name="Standard">"<text:span text:style-name="T9">f5e994e9-38a1-4079-adb5-bdacf43e0a17</text:span>": 1019.6334429513663,</text:p>
      <text:p text:style-name="Standard"><text:s text:c="2"/>},</text:p>
      <text:p text:style-name="Standard"/>
      <text:p text:style-name="Standard"/>
      <text:p text:style-name="Standard"><text:s text:c="2"/>"<text:span text:style-name="T7">edd987c6-0a3f-4214-a630-a1883b4f0f1a</text:span>": {</text:p>
      <text:p text:style-name="Standard">"<text:span text:style-name="T1">29fd6fb8-0f2f-4aa2-aa1a-c367f327acb6</text:span>": 728.8619116097689,</text:p>
      <text:p text:style-name="P14">"<text:span text:style-name="T10">83e5572b-b883-4c88-a500-777144d48134</text:span>": 809.1139449290931,</text:p>
      <text:p text:style-name="P14">"<text:span text:style-name="T9">f5e994e9-38a1-4079-adb5-bdacf43e0a17</text:span>": 824.7631954122335,</text:p>
      <text:p text:style-name="P9">"<text:span text:style-name="T3">7f7dfe85-7276-4a9d-ad84-2fa6dfa67635</text:span>": 838.0359132401645,</text:p>
      <text:p text:style-name="Standard">"<text:span text:style-name="T2">68b93e56-74fa-431b-9f40-a214a8bfc0b8</text:span>": 840.758476851508,</text:p>
      <text:p text:style-name="Standard">"<text:span text:style-name="T4">8edd07ab-777f-4784-ab0b-c268772d3113</text:span>": 842.5954027296975,</text:p>
      <text:p text:style-name="Standard">"<text:span text:style-name="T6">93ab5242-dab6-4609-b82c-04746416b6f1</text:span>": 866.2851477265358,</text:p>
      <text:p text:style-name="Standard">"<text:span text:style-name="T5">9ee3897c-2329-4fc6-9ef3-d8eb97cd4919</text:span>": 974.5562785062939,</text:p>
      <text:p text:style-name="Standard">"<text:span text:style-name="T8">b61cb37c-ea80-4011-ac7a-6c853fd73eb6</text:span>": 1047.1021094676107,</text:p>
      <text:p text:style-name="Standard"><text:s text:c="2"/>},</text:p>
      <text:p text:style-name="Standard"/>
      <text:p text:style-name="Standard"/>
      <text:p text:style-name="P14"><text:s text:c="2"/>"<text:span text:style-name="T9">f5e994e9-38a1-4079-adb5-bdacf43e0a17</text:span>": {</text:p>
      <text:p text:style-name="P14">"<text:span text:style-name="T1">29fd6fb8-0f2f-4aa2-aa1a-c367f327acb6</text:span>": 586.7141201458871,</text:p>
      <text:p text:style-name="P14">"<text:span text:style-name="T7">edd987c6-0a3f-4214-a630-a1883b4f0f1a</text:span>": 622.7488792389631,</text:p>
      <text:p text:style-name="Standard">"<text:span text:style-name="T2">68b93e56-74fa-431b-9f40-a214a8bfc0b8</text:span>": 659.6004572734237,</text:p>
      <text:p text:style-name="P9">"<text:span text:style-name="T10">83e5572b-b883-4c88-a500-777144d48134</text:span>": 675.437140841037,</text:p>
      <text:p text:style-name="P14">"<text:span text:style-name="T6">93ab5242-dab6-4609-b82c-04746416b6f1</text:span>": 684.6176246441901,</text:p>
      <text:p text:style-name="P14">"<text:span text:style-name="T4">8edd07ab-777f-4784-ab0b-c268772d3113</text:span>": 685.812119692564,</text:p>
      <text:p text:style-name="Standard">"<text:span text:style-name="T3">7f7dfe85-7276-4a9d-ad84-2fa6dfa67635</text:span>": 702.6368565298617,</text:p>
      <text:p text:style-name="P14">"<text:span text:style-name="T8">b61cb37c-ea80-4011-ac7a-6c853fd73eb6</text:span>": 837.9803072232753,</text:p>
      <text:p text:style-name="Standard">"<text:span text:style-name="T5">9ee3897c-2329-4fc6-9ef3-d8eb97cd4919</text:span>": 839.4952185712755,</text:p>
      <text:p text:style-name="Standard"><text:s text:c="4"/></text:p>
      <text:p text:style-name="Standard"><text:s text:c="4"/>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7:20:47.238562573</meta:creation-date>
    <dc:date>2023-05-28T23:03:34.345603967</dc:date>
    <meta:editing-duration>PT22M4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125" meta:word-count="234" meta:character-count="6197" meta:non-whitespace-character-count="6034"/>
  </office:meta>
</office:document-meta>
</file>